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2.12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color="#0000ff" fo:language="it" fo:country="IT"/>
    </style:style>
    <style:style style:name="T4" style:family="text">
      <style:text-properties fo:color="#0000ff"/>
    </style:style>
    <style:style style:name="T5" style:family="text">
      <style:text-properties fo:font-size="36pt" fo:language="it" fo:country="IT" style:font-size-asian="36pt" style:font-size-complex="36pt"/>
    </style:style>
    <style:style style:name="T6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7" style:family="text">
      <style:text-properties fo:font-size="32pt" fo:language="it" fo:country="IT" style:font-size-asian="32pt" style:font-size-complex="32pt"/>
    </style:style>
    <style:style style:name="T8" style:family="text">
      <style:text-properties fo:font-size="44pt" fo:language="it" fo:country="IT" style:font-size-asian="44pt" style:font-size-complex="44pt"/>
    </style:style>
    <style:style style:name="T9" style:family="text">
      <style:text-properties fo:color="#0000ff" fo:font-size="44pt" fo:language="it" fo:country="IT" style:font-size-asian="44pt" style:font-size-complex="44pt"/>
    </style:style>
    <style:style style:name="T10" style:family="text">
      <style:text-properties fo:font-size="40pt" fo:language="it" fo:country="IT" style:font-size-asian="40pt" style:font-size-complex="40pt"/>
    </style:style>
    <style:style style:name="T11" style:family="text">
      <style:text-properties fo:font-size="48pt" fo:language="it" fo:country="IT" style:font-size-asian="48pt" style:font-size-complex="48pt"/>
    </style:style>
    <style:style style:name="T12" style:family="text">
      <style:text-properties fo:color="#0000ff" fo:language="it" fo:country="IT" fo:font-weight="bold" style:font-weight-asian="bold" style:font-weight-complex="bold"/>
    </style:style>
    <style:style style:name="T13" style:family="text">
      <style:text-properties fo:language="it" fo:country="IT" fo:font-weight="normal" style:font-weight-asian="normal" style:font-weight-complex="normal"/>
    </style:style>
    <style:style style:name="T14" style:family="text">
      <style:text-properties style:text-position="super 58%" fo:language="it" fo:country="IT"/>
    </style:style>
    <style:style style:name="T15" style:family="text">
      <style:text-properties fo:language="it" fo:country="IT" fo:font-weight="bold" style:font-weight-asian="bold" style:font-weight-complex="bold"/>
    </style:style>
    <style:style style:name="T16" style:family="text">
      <style:text-properties fo:font-size="18pt" fo:language="it" fo:country="IT" style:font-size-asian="18pt" style:font-size-complex="18pt"/>
    </style:style>
    <style:style style:name="T17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Maven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Maven</text:span></text:p>
          </draw:text-box>
        </draw:frame>
        <draw:frame presentation:style-name="pr5" draw:text-style-name="P2" draw:layer="layout" svg:width="24.108cm" svg:height="12.37cm" svg:x="1.946cm" svg:y="4.914cm" presentation:class="outline" presentation:user-transformed="true">
          <draw:text-box>
            <text:list text:style-name="L4">
              <text:list-item>
                <text:p><text:span text:style-name="T2">Apache Maven <text:s/>è un potente strumento per la gestione dei progetti per la piattaforma Java, in termini di</text:span></text:p>
                <text:list>
                  <text:list-item>
                    <text:p><text:span text:style-name="T2">compilazione del codice</text:span></text:p>
                  </text:list-item>
                  <text:list-item>
                    <text:p><text:span text:style-name="T2">distribuzione delle librerie</text:span></text:p>
                  </text:list-item>
                  <text:list-item>
                    <text:p><text:span text:style-name="T2">documentazione e collaborazione del team di sviluppo </text:span></text:p>
                  </text:list-item>
                </text:list>
              </text:list-item>
              <text:list-item>
                <text:p><text:span text:style-name="T2">può essere paragonato al più noto Apache Ant, ma fornisce funzionalità più avanzate</text:span></text:p>
              </text:list-item>
              <text:list-item>
                <text:p><text:span text:style-name="T2">i vantaggi principali di Maven sono i seguenti:</text:span></text:p>
                <text:list>
                  <text:list-item>
                    <text:p><text:span text:style-name="T2">standardizzazione della struttura di un progetto e del processo di compilazione</text:span></text:p>
                  </text:list-item>
                  <text:list-item>
                    <text:p><text:span text:style-name="T2">test ed esportazione automatizzati</text:span></text:p>
                  </text:list-item>
                  <text:list-item>
                    <text:p><text:span text:style-name="T2">gestione e download automatico delle librerie necessarie al progetto con risoluzione delle eventuali dipendenze transitive</text:span></text:p>
                  </text:list-item>
                  <text:list-item>
                    <text:p><text:span text:style-name="T2">facilità di ampliarne le funzionalità iniziali tramite l’utilizzo di plugin</text:span></text:p>
                  </text:list-item>
                  <text:list-item>
                    <text:p><text:span text:style-name="T2">creazione automatica di un semplice sito di documentazione del proget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rincipali componenti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 principali componenti di Maven sono:</text:span></text:p>
                <text:list>
                  <text:list-item>
                    <text:p><text:span text:style-name="T2">pom.xml</text:span></text:p>
                    <text:list>
                      <text:list-item>
                        <text:p><text:span text:style-name="T2">file xml di configurazione, contiene tutte le informazioni sul progetto (dipendenze, test, documentazione, etc…)</text:span></text:p>
                      </text:list-item>
                    </text:list>
                  </text:list-item>
                  <text:list-item>
                    <text:p><text:span text:style-name="T2">Goal</text:span></text:p>
                    <text:list>
                      <text:list-item>
                        <text:p><text:span text:style-name="T2">singola funzione che può essere eseguita sul progetto, l’equivalente Maven dei task Ant</text:span></text:p>
                      </text:list-item>
                    </text:list>
                  </text:list-item>
                  <text:list-item>
                    <text:p><text:span text:style-name="T2">Plug-in</text:span></text:p>
                    <text:list>
                      <text:list-item>
                        <text:p><text:span text:style-name="T2">goal riutilizzabili in tutti i progetti</text:span></text:p>
                      </text:list-item>
                    </text:list>
                  </text:list-item>
                  <text:list-item>
                    <text:p><text:span text:style-name="T2">Repository </text:span></text:p>
                    <text:list>
                      <text:list-item>
                        <text:p><text:span text:style-name="T2">directory strutturata destinata alla gestione delle librerie. Può essere locale o remo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POM</text:span><text:span text:style-name="T2"> è l'acronimo di Project Object Model</text:span></text:p>
              </text:list-item>
              <text:list-item>
                <text:p><text:span text:style-name="T2">ogni progetto è descritto attraverso il file di configurazione pom.xml</text:span></text:p>
              </text:list-item>
              <text:list-item>
                <text:p><text:span text:style-name="T2">Il POM è un file XML che istruisce Maven definendo l'identità, la struttura e le dipendenze di un progetto</text:span></text:p>
              </text:list-item>
              <text:list-item>
                <text:p><text:span text:style-name="T2">tutto è descritto nel POM: informazioni generali <text:s/>del progetto, dipendenze, processo di compilazione e fasi secondarie come la generazione di documentazione.</text:span></text:p>
                <text:p><text:span text:style-name="T2"/></text:p>
              </text:list-item>
              <text:list-item>
                <text:p><text:span text:style-name="T2">un POM è composto almeno da un tag root &lt;</text:span><text:span text:style-name="T3">project</text:span><text:span text:style-name="T2">&gt; che conterrà i tag:</text:span></text:p>
                <text:list>
                  <text:list-item>
                    <text:p><text:span text:style-name="T2">&lt;</text:span><text:span text:style-name="T3">modelVersion</text:span><text:span text:style-name="T2">&gt; dichiara a quale versione di POM questo progetto è conforme</text:span></text:p>
                  </text:list-item>
                  <text:list-item>
                    <text:p><text:span text:style-name="T2">&lt;</text:span><text:span text:style-name="T3">groupId</text:span><text:span text:style-name="T2">&gt; ID del gruppo del progetto</text:span></text:p>
                  </text:list-item>
                  <text:list-item>
                    <text:p><text:span text:style-name="T2">&lt;</text:span><text:span text:style-name="T3">artifactId</text:span><text:span text:style-name="T2">&gt; ID dell’artefatto (del progetto)</text:span></text:p>
                  </text:list-item>
                  <text:list-item>
                    <text:p><text:span text:style-name="T2">&lt;</text:span><text:span text:style-name="T3">version</text:span><text:span text:style-name="T2">&gt; la versione del progetto</text:span></text:p>
                  </text:list-item>
                  <text:list-item>
                    <text:p><text:span text:style-name="T2">&lt;</text:span><text:span text:style-name="T3">packaging</text:span><text:span text:style-name="T2">&gt; il tipo di archivio che vogliamo esportare (jar, war o ear, che poi troveremo in una cartella chiamata “target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sempio di 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I parametri <text:span text:style-name="T4">groupId</text:span>, <text:span text:style-name="T3">artifactId</text:span>, <text:span text:style-name="T2">version</text:span> e <text:span text:style-name="T2">packaging</text:span> identificheranno univocamente un progetto. </text:p>
              </text:list-item>
              <text:list-item>
                <text:p><text:span text:style-name="T2">se packaging non è specificato nel POM, assumerà “jar” come valore di default.</text:span></text:p>
              </text:list-item>
              <text:list-item>
                <text:p><text:span text:style-name="T2">esempio di pom.xml minimale con packaging non specificato:</text:span></text:p>
                <text:p><text:span text:style-name="T2">&lt;project&gt;</text:span></text:p>
                <text:p><text:span text:style-name="T2"><text:s text:c="2"/></text:span><text:span text:style-name="T2">&lt;modelVersion&gt;4.0.0&lt;/modelVersion&gt;</text:span></text:p>
                <text:p><text:span text:style-name="T2"><text:s text:c="2"/></text:span><text:span text:style-name="T2">&lt;groupId&gt;com.mycompany.app&lt;/groupId&gt;</text:span></text:p>
                <text:p><text:span text:style-name="T2"><text:s text:c="2"/></text:span><text:span text:style-name="T2">&lt;artifactId&gt;my-app&lt;/artifactId&gt;</text:span></text:p>
                <text:p><text:span text:style-name="T2"><text:s text:c="2"/></text:span><text:span text:style-name="T2">&lt;version&gt;1&lt;/version&gt;</text:span></text:p>
                <text:p><text:span text:style-name="T2">&lt;/project&gt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Gestione delle dipendenze con Maven</text:span></text:p>
          </draw:text-box>
        </draw:frame>
        <draw:frame presentation:style-name="pr5" draw:text-style-name="P2" draw:layer="layout" svg:width="25.199cm" svg:height="13.086cm" svg:x="1.4cm" svg:y="4.914cm" presentation:class="outline" presentation:user-transformed="true">
          <draw:text-box>
            <text:list text:style-name="L4">
              <text:list-item>
                <text:p><text:span text:style-name="T2">la gestione e download automatico delle librerie necessarie al progetto è uno dei punti di forza</text:span></text:p>
                <text:list>
                  <text:list-item>
                    <text:p><text:span text:style-name="T2">la gestione “manuale” (senza maven) è molto onerosa e soggetta a molti più problemi</text:span></text:p>
                  </text:list-item>
                </text:list>
              </text:list-item>
              <text:list-item>
                <text:p><text:span text:style-name="T2">supponiamo di voler includere nel nostro progetto la libreria log4j </text:span></text:p>
                <text:list>
                  <text:list-item>
                    <text:p><text:span text:style-name="T2">Maven di default si collegherà al repository remoto e scaricherà lui tutti i pacchetti di cui necessita, comprese le dipendenze degli stessi</text:span></text:p>
                  </text:list-item>
                  <text:list-item>
                    <text:p><text:span text:style-name="T2">per inserire questa dipendenza è sufficiente aggiungere nel file pom.xml un tag &lt;dependencies&gt; e dentro questo:</text:span></text:p>
                  </text:list-item>
                </text:list>
                <text:p><text:span text:style-name="T2">&lt;dependency&gt;</text:span></text:p>
                <text:p><text:span text:style-name="T2"><text:s text:c="2"/></text:span><text:span text:style-name="T2">&lt;groupId&gt;org.postgresql&lt;/groupId&gt;</text:span></text:p>
                <text:p><text:span text:style-name="T2"><text:s text:c="2"/></text:span><text:span text:style-name="T2">&lt;artifactId&gt;postgresql&lt;/artifactId&gt;</text:span></text:p>
                <text:p><text:span text:style-name="T2"><text:s text:c="2"/></text:span><text:span text:style-name="T2">&lt;version&gt;9.4.1207&lt;/version&gt;</text:span></text:p>
                <text:p><text:span text:style-name="T2">&lt;/dependency&gt;</text:span></text:p>
              </text:list-item>
              <text:list-item>
                <text:p><text:span text:style-name="T2">per ogni libreria che vi servirà (alla versione che vi occorre) vi basterà </text:span></text:p>
                <text:list>
                  <text:list-item>
                    <text:p><text:span text:style-name="T2">andare nel sito della stessa per trovare la stringa &lt;dependency&gt; che vi occorre </text:span></text:p>
                  </text:list-item>
                  <text:list-item>
                    <text:p><text:span text:style-name="T2">se proprio siete sfortunati il tutto si risolve con una ulteriore ricerca con Google</text:span></text:p>
                  </text:list-item>
                  <text:list-item>
                    <text:p><text:span text:style-name="T2">al più dovrete aggiungere un ulteriore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Scope delle dipendenze </text:span></text:p>
          </draw:text-box>
        </draw:frame>
        <draw:frame presentation:style-name="pr5" draw:text-style-name="P2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5">per ogni dipendenza è possibile definire uno scope:</text:span></text:p>
                <text:list>
                  <text:list-item>
                    <text:p><text:span text:style-name="T6">compile</text:span><text:span text:style-name="T7"> (default) le dipendenze sono disponibili in tutti i classpath del progetto</text:span></text:p>
                  </text:list-item>
                  <text:list-item>
                    <text:p><text:span text:style-name="T6">provided</text:span><text:span text:style-name="T7"> – è simile a compile, ma prevede che a runtime le dipendenze siano rese disponibili dall’ambiente di esecuzione (per esempio le JavaEE APIs per un’applicazione enterprise)</text:span></text:p>
                  </text:list-item>
                  <text:list-item>
                    <text:p><text:span text:style-name="T6">runtime</text:span><text:span text:style-name="T7"> – le dipendenze sono richieste solo in esecuzione</text:span></text:p>
                  </text:list-item>
                  <text:list-item>
                    <text:p><text:span text:style-name="T6">test</text:span><text:span text:style-name="T7"> – le dipendenze sono richieste solo per la compilazione e l’esecuzione dei test</text:span></text:p>
                  </text:list-item>
                  <text:list-item>
                    <text:p><text:span text:style-name="T6">system</text:span><text:span text:style-name="T7"> – la dipendenza non viene recuperata tramite repository, ma ne viene esplicitamente dichiarata la posizione locale</text:span></text:p>
                    <text:p><text:span text:style-name="T2"/></text:p>
                  </text:list-item>
                </text:list>
              </text:list-item>
              <text:list-item>
                <text:p><text:span text:style-name="T5">è sufficiente aggiungere dentro &lt;dependency&gt; il tag &lt;scope&gt;, il cui valore è lo scope desiderato</text:span></text:p>
                <text:p><text:span text:style-name="T5">&lt;dependency&gt;</text:span></text:p>
                <text:p><text:span text:style-name="T5"><text:s text:c="2"/></text:span><text:span text:style-name="T5">&lt;groupId&gt;org.testng&lt;/groupId&gt;</text:span></text:p>
                <text:p><text:span text:style-name="T5"><text:s text:c="2"/></text:span><text:span text:style-name="T5">&lt;artifactId&gt;testng&lt;/artifactId&gt;</text:span></text:p>
                <text:p><text:span text:style-name="T5"><text:s text:c="2"/></text:span><text:span text:style-name="T5">&lt;version&gt;6.8&lt;/version&gt;</text:span></text:p>
                <text:p><text:span text:style-name="T5"><text:s text:c="2"/></text:span><text:span text:style-name="T5">&lt;scope&gt;test&lt;/scope&gt;</text:span></text:p>
                <text:p><text:span text:style-name="T5">&lt;/dependenc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Maven Repository</text:span></text:p>
          </draw:text-box>
        </draw:frame>
        <draw:frame presentation:style-name="pr5" draw:text-style-name="P2" draw:layer="layout" svg:width="24.108cm" svg:height="13.486cm" svg:x="1.946cm" svg:y="5.114cm" presentation:class="outline" presentation:user-transformed="true">
          <draw:text-box>
            <text:list text:style-name="L4">
              <text:list-item>
                <text:p><text:span text:style-name="T8">Il </text:span><text:span text:style-name="T9">Repository</text:span><text:span text:style-name="T8"> è una directory strutturata destinata alla gestione delle librerie</text:span></text:p>
              </text:list-item>
              <text:list-item>
                <text:p><text:span text:style-name="T8">Maven crea un repository in locale nella home dell’utente al fine di evitare accessi alla rete</text:span></text:p>
              </text:list-item>
              <text:list-item>
                <text:p><text:span text:style-name="T8">Il repository (di default) si trova:</text:span></text:p>
                <text:list>
                  <text:list-item>
                    <text:p><text:span text:style-name="T10">In Linux in /home/${user}/.m2/repository</text:span></text:p>
                  </text:list-item>
                  <text:list-item>
                    <text:p><text:span text:style-name="T10">sotto Windows in in C</text:span><text:span text:style-name="T11">:\</text:span><text:span text:style-name="T10">Documents and Settings\${user}\.m2\repository</text:span></text:p>
                  </text:list-item>
                </text:list>
              </text:list-item>
              <text:list-item>
                <text:p><text:span text:style-name="T8">Maven verifica in locale esistenza della libreria, in caso negativo interroga repository remoto</text:span></text:p>
              </text:list-item>
              <text:list-item>
                <text:p><text:span text:style-name="T8">nel POM minimale non è specificato alcun repository remoto. Quello ereditato di default è:</text:span></text:p>
                <text:list>
                  <text:list-item>
                    <text:p><text:span text:style-name="T10">http://repo1.maven.org/maven2/</text:span></text:p>
                  </text:list-item>
                </text:list>
              </text:list-item>
              <text:list-item>
                <text:p><text:span text:style-name="T8">è possibile specificare altri repository dove cercare librerie e dipendenze. Per integrarlo all’interno del nostro progetto è sufficiente aggiungere nel pom.xml la sezione &lt;repositories&gt;</text:span></text:p>
                <text:p><text:span text:style-name="T5">&lt;repositories&gt;</text:span></text:p>
                <text:p><text:span text:style-name="T5"><text:s text:c="2"/></text:span><text:span text:style-name="T5">&lt;repository&gt;</text:span></text:p>
                <text:p><text:span text:style-name="T5"><text:s text:c="4"/></text:span><text:span text:style-name="T5">&lt;id&gt;id_nuovo_repository&lt;/id&gt;</text:span></text:p>
                <text:p><text:span text:style-name="T5"><text:s text:c="4"/></text:span><text:span text:style-name="T5">&lt;url&gt;http://nuovo_repository&lt;/url&gt;</text:span></text:p>
                <text:p><text:span text:style-name="T5"><text:s text:c="2"/></text:span><text:span text:style-name="T5">&lt;/repository&gt;</text:span></text:p>
                <text:p><text:span text:style-name="T5">&lt;/repositories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</text:span><text:span text:style-name="T12">goal</text:span><text:span text:style-name="T2"> è una singola funzione che può essere eseguita sul progetto, l’equivalente Maven dei task Ant</text:span></text:p>
              </text:list-item>
              <text:list-item>
                <text:p><text:span text:style-name="T2">I </text:span><text:span text:style-name="T13">Goal</text:span><text:span text:style-name="T2"> possono essere sia specifici per il progetto dove sono inclusi, sia riusabili</text:span></text:p>
              </text:list-item>
              <text:list-item>
                <text:p>I <text:span text:style-name="T12">Plugin</text:span> sono insieme di goal riutilizzabili in tutti i progetti</text:p>
              </text:list-item>
              <text:list-item>
                <text:p><text:span text:style-name="T2">Maven ha una serie di plugin built-in disponibili, i principali sono i seguenti:</text:span></text:p>
                <text:list>
                  <text:list-item>
                    <text:p><text:span text:style-name="T2">clean: che permette di cancellare i compilati dal progetto</text:span></text:p>
                  </text:list-item>
                  <text:list-item>
                    <text:p><text:span text:style-name="T2">compiler: permette di compilare i file sorgenti</text:span></text:p>
                  </text:list-item>
                  <text:list-item>
                    <text:p><text:span text:style-name="T2">deploy: permette di depositare il pacchetto generato nel repository remoto</text:span></text:p>
                  </text:list-item>
                  <text:list-item>
                    <text:p><text:span text:style-name="T2">install: permette di depositare il pacchetto generato nel repository locale</text:span></text:p>
                  </text:list-item>
                  <text:list-item>
                    <text:p><text:span text:style-name="T2">site: permette di generare la documentazione del progetto</text:span></text:p>
                  </text:list-item>
                  <text:list-item>
                    <text:p><text:span text:style-name="T2">archetype: permette di generare la struttura di un progetto a partire da un 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 </text:span><text:span text:style-name="T14">(cont)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iascun plugin mette a disposizione dei goal specifici o più di un goal </text:span></text:p>
                <text:list>
                  <text:list-item>
                    <text:p><text:span text:style-name="T2">per esempio, il plugin di compilazione, compiler, prevede un goal per la compilazione del codice sorgente e un altro per la compilazione dei casi di test </text:span></text:p>
                  </text:list-item>
                </text:list>
              </text:list-item>
              <text:list-item>
                <text:p><text:span text:style-name="T2">ciascun goal, a sua volta, riceve in ingresso specifici parametri, facoltativi o obbligatori.</text:span></text:p>
              </text:list-item>
              <text:list-item>
                <text:p><text:span text:style-name="T2">altri plugin possono essere realizzati qualora sia necessario estendere ulteriormente le capacità di Maven a causa di particolari esigenze</text:span></text:p>
                <text:p><text:span text:style-name="T2"/></text:p>
              </text:list-item>
              <text:list-item>
                <text:p><text:span text:style-name="T2">Maven è un tool da riga di comando e i comandi hanno la seguente struttura:</text:span></text:p>
                <text:list>
                  <text:list-item>
                    <text:p><text:span text:style-name="T2">mvn &lt;nome-plugin&gt;:[&lt;nome_goal&gt;] [{&lt;parametro&gt;}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Fasi (Phase) in Maven</text:span></text:p>
          </draw:text-box>
        </draw:frame>
        <draw:frame presentation:style-name="pr5" draw:text-style-name="P2" draw:layer="layout" svg:width="25.199cm" svg:height="13.086cm" svg:x="1.4cm" svg:y="4.914cm" presentation:class="outline" presentation:user-transformed="true">
          <draw:text-box>
            <text:list text:style-name="L4">
              <text:list-item>
                <text:p><text:span text:style-name="T2">Maven permette di lanciare anche le fasi, cioè prevede l’esecuzione di un set di determinate coppie [plugin]:[goal]</text:span></text:p>
              </text:list-item>
              <text:list-item>
                <text:p><text:span text:style-name="T2">se per esempio si lancia la fase package </text:span><text:span text:style-name="T15">“mvn package”, </text:span><text:span text:style-name="T2">vengono eseguite le seguenti fasi con relative coppie plugin-goal:</text:span></text:p>
                <text:list>
                  <text:list-item>
                    <text:p><text:span text:style-name="T2">resources:resources – copia tutti i file di resources nella directory di output</text:span></text:p>
                  </text:list-item>
                  <text:list-item>
                    <text:p><text:span text:style-name="T2">compiler:compile – compila il codice sorgente</text:span></text:p>
                  </text:list-item>
                  <text:list-item>
                    <text:p><text:span text:style-name="T2">resources:testResources – copia tutti i file di resources di test nella directory di output di test</text:span></text:p>
                  </text:list-item>
                  <text:list-item>
                    <text:p><text:span text:style-name="T2">compiler:testCompile – compila le classi di test</text:span></text:p>
                  </text:list-item>
                  <text:list-item>
                    <text:p><text:span text:style-name="T2">surfire:test – esegue le classi di test terminando il processo in caso di fallimento</text:span></text:p>
                  </text:list-item>
                  <text:list-item>
                    <text:p><text:span text:style-name="T2">jar:jar – crea il jar di distribuzione nella directory di output</text:span></text:p>
                  </text:list-item>
                </text:list>
              </text:list-item>
              <text:list-item>
                <text:p><text:span text:style-name="T2">In pratica avremmo avuto lo stesso risultato lanciando:</text:span></text:p>
                <text:list>
                  <text:list-item>
                    <text:p><text:span text:style-name="T2">mvn resources:resources compiler:compile resources:testResources compiler:testCompile surefire:test jar:j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nstallazione di Maven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è possibile scaricare il progetto dal sito ufficiale</text:span></text:p>
                <text:list>
                  <text:list-item>
                    <text:p><text:span text:style-name="T2">https://maven.apache.org/ </text:span></text:p>
                  </text:list-item>
                </text:list>
              </text:list-item>
              <text:list-item>
                <text:p><text:span text:style-name="T2">per installarlo è sufficiente scompattare lo zip, ad esempio nella cartella C:\MavenDir, e aggiungere la cartella “bin” alla variabile di ambiente PATH (PATH=...;C:\MavenDir\bin;).</text:span></text:p>
              </text:list-item>
              <text:list-item>
                <text:p><text:span text:style-name="T2">su Linux potete usare come apt o yum. Per esempio su Ubuntu è sufficiente:</text:span></text:p>
                <text:list>
                  <text:list-item>
                    <text:p><text:span text:style-name="T2">$ sudo apt-get install maven2</text:span></text:p>
                  </text:list-item>
                </text:list>
              </text:list-item>
              <text:list-item>
                <text:p><text:span text:style-name="T2">per verificare l’avvenuta installazione basta lanciare:</text:span></text:p>
                <text:list>
                  <text:list-item>
                    <text:p><text:span text:style-name="T2">$ mvn -version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16">Maven Getting Started Guide</text:span></text:p>
                <text:list>
                  <text:list-item>
                    <text:p><text:span text:style-name="T17"><text:a xlink:href="https://maven.apache.org/guides/getting-started/index.html" xlink:type="simple">https://maven.apache.org/guides/getting-started/index.html</text:a></text:span></text:p>
                  </text:list-item>
                </text:list>
              </text:list-item>
              <text:list-item>
                <text:p><text:span text:style-name="T16">Organizziamoci con Maven – Parte I</text:span></text:p>
                <text:list>
                  <text:list-item>
                    <text:p><text:span text:style-name="T17"><text:a xlink:href="http://cosenonjaviste.it/organizziamoci-con-maven-parte-i/" xlink:type="simple">http://cosenonjaviste.it/organizziamoci-con-maven-parte-i/</text:a>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DejaVu Sans1" fo:font-size="14pt" style:font-size-asian="14pt"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finito" style:page-layout-name="PM1" draw:style-name="Mdp1"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Maven Intro - CC BY-NC-SA 3.0 I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2" draw:text-style-name="MP7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7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3">Febbraio 2016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Maven Intro - CC BY-NC-SA 3.0 IT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ero&gt;</text:page-number></text:span><text:span text:style-name="MT3"> / </text:span><text:span text:style-name="MT3"><text:page-count>13</text:page-count></text:span></text:p>
        </draw:text-box>
      </draw:frame>
      <draw:custom-shape presentation:style-name="Mpr6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37M38S</meta:editing-duration>
    <meta:editing-cycles>48</meta:editing-cycles>
    <meta:generator>LibreOffice/5.0.5.2$Linux_X86_64 LibreOffice_project/00m0$Build-2</meta:generator>
    <meta:initial-creator>cristian </meta:initial-creator>
    <dc:date>2016-02-29T08:13:48.723051787</dc:date>
    <dc:creator>cristian </dc:creator>
    <meta:printed-by>Cristian Lucchesi</meta:printed-by>
    <meta:print-date>2016-02-26T18:29:45.362338666</meta:print-date>
    <meta:document-statistic meta:object-count="86"/>
    <meta:template xlink:type="simple" xlink:actuate="onRequest" xlink:title="" xlink:href="../../../../usr/lib/libreoffice/share/template/common/presnt/Focus.otp"/>
  </office:meta>
</office:document-meta>
</file>